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Times New Roman" fo:font-size="11pt"/>
    </style:style>
    <style:style style:name="P2" style:family="paragraph" style:parent-style-name="Text_20_body">
      <style:paragraph-properties fo:text-align="center" style:justify-single-word="false"/>
    </style:style>
    <style:style style:name="P3" style:family="paragraph" style:parent-style-name="Text_20_body">
      <style:text-properties fo:font-size="11pt"/>
    </style:style>
    <style:style style:name="P4" style:family="paragraph" style:parent-style-name="Text_20_body">
      <style:paragraph-properties fo:text-align="center" style:justify-single-word="false"/>
      <style:text-properties fo:font-size="11pt"/>
    </style:style>
    <style:style style:name="P5" style:family="paragraph" style:parent-style-name="Text_20_body" style:list-style-name="L4"/>
    <style:style style:name="P6" style:family="paragraph" style:parent-style-name="Text_20_body" style:list-style-name="L4">
      <style:paragraph-properties fo:margin-top="0in" fo:margin-bottom="0in" loext:contextual-spacing="false"/>
      <style:text-properties fo:font-size="11pt"/>
    </style:style>
    <style:style style:name="P7" style:family="paragraph" style:parent-style-name="Text_20_body" style:list-style-name="L4">
      <style:paragraph-properties fo:margin-top="0in" fo:margin-bottom="0in" loext:contextual-spacing="false"/>
    </style:style>
    <style:style style:name="P8" style:family="paragraph" style:parent-style-name="Text_20_body" style:list-style-name="L1">
      <style:paragraph-properties fo:margin-left="1in" fo:margin-right="0in" fo:margin-top="0in" fo:margin-bottom="0in" loext:contextual-spacing="false" fo:text-indent="0in" style:auto-text-indent="false"/>
    </style:style>
    <style:style style:name="P9" style:family="paragraph" style:parent-style-name="Text_20_body" style:list-style-name="L1">
      <style:paragraph-properties fo:margin-left="1in" fo:margin-right="0in" fo:text-indent="0in" style:auto-text-indent="false"/>
    </style:style>
    <style:style style:name="P10" style:family="paragraph" style:parent-style-name="Text_20_body" style:list-style-name="L2">
      <style:paragraph-properties fo:margin-top="0in" fo:margin-bottom="0.0972in" loext:contextual-spacing="false"/>
    </style:style>
    <style:style style:name="P11" style:family="paragraph" style:parent-style-name="Text_20_body" style:list-style-name="L3">
      <style:paragraph-properties fo:margin-top="0in" fo:margin-bottom="0.0972in" loext:contextual-spacing="false"/>
      <style:text-properties fo:font-size="11pt"/>
    </style:style>
    <style:style style:name="T1" style:family="text">
      <style:text-properties fo:color="#000000"/>
    </style:style>
    <style:style style:name="T2" style:family="text">
      <style:text-properties style:font-name="Times New Roman" fo:font-size="11pt"/>
    </style:style>
    <style:style style:name="T3" style:family="text">
      <style:text-properties fo:font-size="11pt"/>
    </style:style>
    <style:style style:name="T4" style:family="text">
      <style:text-properties fo:font-size="11pt" style:text-underline-style="solid" style:text-underline-width="auto" style:text-underline-color="font-color"/>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style>
    <style:style style:name="T7" style:family="text">
      <style:text-properties fo:font-weight="bold"/>
    </style:style>
    <style:style style:name="T8" style:family="text">
      <style:text-properties fo:font-style="italic"/>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anonymous_element_16"/><text:span text:style-name="T1">Tarea miercoles 7 de febrero</text:span> </text:h>
      <text:p text:style-name="P2"><text:span text:style-name="T3">Para el miercoles necesitan venir con dos copias impresas del primer borrador del Parrafo numero uno. Encontraran las e abajo.Este dia tendremos un taller de escritura y me entregaran una copia de su borrador tambien. Luego revisaran su trabajo tratando de integrar las sugerencias recibidas y lo entregaran en clase el dia viernes 9 de febrero. </text:span><text:span text:style-name="Strong_20_Emphasis"><text:span text:style-name="T3">No acepto trabajos escritos en los cuales el alumno no haya escrito un borrador y haya hecho revisiones a su trabajo. </text:span></text:span></text:p>
      <text:p text:style-name="P4">Análisis #1</text:p>
      <text:p text:style-name="P3">El análisis escrito es un ejercicio de conceptualización y síntesis que exige concisión y exactitud en su desarrollo. La extensión es de aproximadamente 2 páginas escritas a máquina a doble espacio (Times, 12 pt). Debe desarrollar <text:span text:style-name="T6">una sola idea</text:span> de forma completa. Debe incluir un título que anticipe el análisis. Debe revisar su gramática y su ortografía. Puede asistir al Spanish Lab si necesita ayuda. </text:p>
      <text:p text:style-name="Text_20_body"/>
      <text:p text:style-name="P3">A. Repase los apuntes de las tareas, las clases y el texto de <text:span text:style-name="T8">El gesticulador</text:span>.</text:p>
      <text:p text:style-name="Text_20_body"/>
      <text:p text:style-name="P3">B. Escriba sobre UNO de los siguientes temas: </text:p>
      <text:list xml:id="list9108439807496679217" text:style-name="L3">
        <text:list-item>
          <text:p text:style-name="P11">Tema 1: ¿Cuál es <text:span text:style-name="T5">la razón más importante</text:span> que justifica el engaño de César Rubio? Su tesis necesita ser específica y estar apoyada convincentemente por el texto. </text:p>
        </text:list-item>
        <text:list-item>
          <text:p text:style-name="P11">Tema 2: ¿Qué nos comunica el texto sobre la sociedad mexicana? ¿Qué es el aspecto de ésta que resalta más para usted? Necesita seleccionar <text:span text:style-name="T5">UN aspecto social</text:span> (por ej. relaciones de esposos, relaciones genéricas, relaciones entre clases sociales, etc.) y presentar <text:span text:style-name="T5">UNA explicación</text:span> dada por el texto. </text:p>
        </text:list-item>
      </text:list>
      <text:p text:style-name="Text_20_body"/>
      <text:p text:style-name="P3">C. Al corregir el borrador de su párrafo, hágase estas preguntas:</text:p>
      <text:p text:style-name="Text_20_body"/>
      <text:list xml:id="list6740495765552560570" text:style-name="L4">
        <text:list-item>
          <text:p text:style-name="P7"><text:span text:style-name="T3">¿El párrafo se limita a </text:span><text:span text:style-name="T4">una</text:span><text:span text:style-name="T3"> justificación o </text:span><text:span text:style-name="T4">una</text:span><text:span text:style-name="T3"> explicación? Si la respuesta es “no,” necesita ser más específico(a).</text:span> </text:p>
        </text:list-item>
        <text:list-item>
          <text:p text:style-name="P6">¿Ha seleccionado la mejor evidencia para su tesis? Recuerde que no debe tratar de incluir <text:span text:style-name="T5">todas</text:span> las citas que podrían apoyar su tesis sino sólo las citas más apropiadas. Por favor cite y de el número de linea o página en parentesis de donde aparece esta cita. </text:p>
        </text:list-item>
        <text:list-item>
          <text:p text:style-name="P5"><text:span text:style-name="T3">¿Hay transiciones claras entre una idea y otra? ¿Ha omitido ideas tangenciales?</text:span> </text:p>
        </text:list-item>
      </text:list>
      <text:p text:style-name="Text_20_body"/>
      <text:p text:style-name="P3">D. Ejemplo <text:span text:style-name="T7">abreviado </text:span></text:p>
      <text:p text:style-name="Text_20_body"/>
      <text:p text:style-name="P3">A través de la caracterización del personaje de Gabriel Benincasa como un niño, el narrador de “La miel silvestre” nos comunica que este protagonista tiene un deseo infantil para una aventura en la selva y así sugiere que su falta de madurez causa su muerte. Tiene sentido que el narrador comience el cuento con una anécdota <text:soft-page-break/>sobre unos niños que querían experimentar los “peligros” de “una vida primitiva” en el bosque, porque Benincasa, aunque es un hombre ya adulto, va a la selva con el mismo objetivo. Efectivamente, el narrador describe al protagonista con características infantiles, como si Benincasa fuera un niño. Por ejemplo, el narrador dice que Benincasa es un “muchacho pacífico, gordinflón y de cara rosada”, orgulloso de sus botas e impaciente por tener encuentros con “las fieras” de la selva. A pesar de los avisos de su padrino, Benincasa va al monte en busca de una aventura, blandiendo su “wínchester” y un machete que, en sus manos, son más bien juguetes que armas. Como nos dice el narrador:”su pulso no era maravilloso y su acierto, mucho menos”. Más tarde, cuando Benincasa descubre las bolsitas de miel, él parece como un niño en una dulcería, y su gula en ese momento supera cualquier sentido de cautela que tenía antes. Mientras el protagonista empieza a sentir los efectos paralizantes de la miel, el narrador nos comunica que “el horror de morir allí, miserablemente solo, lejos de su madre” añade a su estado de pánico. Por último, a punto de morir, Benincasa lanza un grito “en que la voz del hombre recobra la tonalidad de niño aterrado”. De esta manera, tanto dentro de la narración del cuento como en la caracterización del protagonista, es implícito que la falta de madurez y su actitud infantil es lo que lleva a Benincasa a su fin desafortunado.</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3T17:13:24.367304000</meta:creation-date>
    <dc:date>2018-02-03T17:14:53.278370000</dc:date>
    <meta:editing-duration>PT1M29S</meta:editing-duration>
    <meta:editing-cycles>1</meta:editing-cycles>
    <meta:document-statistic meta:table-count="0" meta:image-count="0" meta:object-count="0" meta:page-count="2" meta:paragraph-count="14" meta:word-count="647" meta:character-count="3825" meta:non-whitespace-character-count="3187"/>
    <meta:generator>LibreOffice/5.2.5.1$MacOSX_X86_64 LibreOffice_project/0312e1a284a7d50ca85a365c316c7abbf20a4d22</meta:generator>
  </office:meta>
</office:document-meta>
</file>